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, arial, sans-serif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</style:style>
    <style:style style:name="P2" style:family="paragraph" style:parent-style-name="Heading_20_4">
      <style:text-properties officeooo:paragraph-rsid="00015859"/>
    </style:style>
    <style:style style:name="P3" style:family="paragraph" style:parent-style-name="Heading_20_4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Preformatted_20_Text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</style:style>
    <style:style style:name="P5" style:family="paragraph" style:parent-style-name="Preformatted_20_Text" style:list-style-name="L2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</style:style>
    <style:style style:name="P6" style:family="paragraph" style:parent-style-name="Preformatted_20_Text" style:list-style-name="L3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</style:style>
    <style:style style:name="P7" style:family="paragraph" style:parent-style-name="Preformatted_20_Text" style:list-style-name="L4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</style:style>
    <style:style style:name="P8" style:family="paragraph" style:parent-style-name="Preformatted_20_Text" style:list-style-name="L5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</style:style>
    <style:style style:name="P9" style:family="paragraph" style:parent-style-name="Preformatted_20_Text" style:list-style-name="L6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officeooo:paragraph-rsid="00015859"/>
    </style:style>
    <style:style style:name="P10" style:family="paragraph" style:parent-style-name="Preformatted_20_Text" style:list-style-name="L7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</style:style>
    <style:style style:name="P11" style:family="paragraph" style:parent-style-name="Preformatted_20_Text">
      <style:text-properties style:font-name="Liberation Mono" fo:font-size="10pt" style:font-size-asian="10pt" style:font-size-complex="10pt"/>
    </style:style>
    <style:style style:name="P12" style:family="paragraph" style:parent-style-name="Preformatted_20_Text">
      <loext:graphic-properties draw:fill="solid" draw:fill-color="#ffffff"/>
      <style:paragraph-properties fo:margin-top="0cm" fo:margin-bottom="0cm" style:contextual-spacing="false" fo:text-align="start" style:justify-single-word="false" fo:orphans="2" fo:widows="2" fo:background-color="#ffffff"/>
      <style:text-properties style:font-name="Liberation Mono" fo:font-size="10pt" style:font-size-asian="10pt" style:font-size-complex="10pt"/>
    </style:style>
    <style:style style:name="P13" style:family="paragraph" style:parent-style-name="Preformatted_20_Text">
      <loext:graphic-properties draw:fill="solid" draw:fill-color="#ffffff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style:font-name="Liberation Mono" fo:font-size="10pt" style:font-size-asian="10pt" style:font-size-complex="10pt"/>
    </style:style>
    <style:style style:name="P14" style:family="paragraph" style:parent-style-name="Preformatted_20_Text">
      <loext:graphic-properties draw:fill="solid" draw:fill-color="#ffffff"/>
      <style:paragraph-properties fo:margin-left="2.501cm" fo:margin-right="0cm" fo:margin-top="0cm" fo:margin-bottom="0cm" style:contextual-spacing="false" fo:text-align="start" style:justify-single-word="false" fo:orphans="2" fo:widows="2" fo:text-indent="0cm" style:auto-text-indent="false" fo:background-color="#ffffff"/>
      <style:text-properties style:font-name="Liberation Mono" fo:font-size="10pt" style:font-size-asian="10pt" style:font-size-complex="10pt"/>
    </style:style>
    <style:style style:name="P15" style:family="paragraph" style:parent-style-name="Preformatted_20_Text" style:list-style-name="L1"/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15859" style:font-style-asian="normal" style:font-weight-asian="normal"/>
    </style:style>
    <style:style style:name="T6" style:family="text">
      <style:text-properties fo:font-variant="normal" fo:text-transform="none" fo:color="#000000" loext:opacity="100%" fo:letter-spacing="normal" fo:font-style="normal" officeooo:rsid="00015859" style:font-style-asian="normal"/>
    </style:style>
    <style:style style:name="T7" style:family="text">
      <style:text-properties fo:font-variant="normal" fo:text-transform="none" fo:color="#000000" loext:opacity="100%" fo:letter-spacing="normal" fo:font-style="normal" style:font-style-asian="normal"/>
    </style:style>
    <style:style style:name="T8" style:family="text">
      <style:text-properties fo:font-variant="normal" fo:text-transform="none" fo:color="#000000" loext:opacity="100%" fo:letter-spacing="normal" officeooo:rsid="00015859"/>
    </style:style>
    <style:style style:name="T9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tyle-asian="normal" style:font-weight-asian="normal" style:font-size-complex="10pt"/>
    </style:style>
    <style:style style:name="T10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80790372" text:style-name="WWNum2">
        <text:list-item>
          <text:h text:style-name="P1" text:outline-level="1"><text:span text:style-name="T1">PLSQL ASSIGNMENT</text:span></text:h>
        </text:list-item>
      </text:list>
      <text:p text:style-name="P11"/>
      <text:list xml:id="list3402065985" text:style-name="L1">
        <text:list-item>
          <text:p text:style-name="P15"><text:span text:style-name="T9">sqlplus sys as sysdba</text:span></text:p>
        </text:list-item>
      </text:list>
      <text:p text:style-name="P14"/>
      <text:p text:style-name="P13"><text:span text:style-name="T4">SQL*Plus: Release 11.2.0.2.0 Production on Tue Jun 13 13:49:11 2023</text:span></text:p>
      <text:p text:style-name="P13"><text:span text:style-name="T4">Copyright (c) 1982, 2011, Oracle. <text:s/>All rights reserved.</text:span></text:p>
      <text:p text:style-name="P14"/>
      <text:p text:style-name="P13"><text:span text:style-name="T4">Enter password: oracle</text:span></text:p>
      <text:p text:style-name="P14"/>
      <text:p text:style-name="P13"><text:span text:style-name="T4">Connected to:</text:span></text:p>
      <text:p text:style-name="P13"><text:span text:style-name="T4">Oracle Database 11g Express Edition Release 11.2.0.2.0 - 64bit Production</text:span></text:p>
      <text:p text:style-name="P12"/>
      <text:p text:style-name="P12"/>
      <text:list xml:id="list4172440418" text:style-name="L2">
        <text:list-item>
          <text:p text:style-name="P5"><text:span text:style-name="T9">SQL&gt; SET SERVEROUTPUT ON;</text:span></text:p>
        </text:list-item>
      </text:list>
      <text:p text:style-name="P4"><text:span text:style-name="T9"/></text:p>
      <text:list xml:id="list1741619021" text:style-name="L3">
        <text:list-item>
          <text:p text:style-name="P6"><text:span text:style-name="T9">SQL&gt; BEGIN</text:span></text:p>
        </text:list-item>
      </text:list>
      <text:p text:style-name="P13"><text:span text:style-name="T3"><text:s text:c="2"/></text:span><text:span text:style-name="T4">2 <text:s/>DBMS_OUTPUT.PUT_LINE('Hello World');</text:span></text:p>
      <text:p text:style-name="P13"><text:span text:style-name="T3"><text:s text:c="2"/></text:span><text:span text:style-name="T4">3 <text:s/>END;</text:span></text:p>
      <text:p text:style-name="P13"><text:span text:style-name="T3"><text:s text:c="2"/></text:span><text:span text:style-name="T4">4 <text:s/>/</text:span></text:p>
      <text:p text:style-name="P13"><text:span text:style-name="T4">Hello World</text:span></text:p>
      <text:p text:style-name="P13"/>
      <text:p text:style-name="P13"><text:span text:style-name="T4">PL/SQL procedure successfully completed.</text:span></text:p>
      <text:p text:style-name="P12"/>
      <text:p text:style-name="P12"/>
      <text:h text:style-name="Heading_20_4" text:outline-level="4">Sum of two Numbers</text:h>
      <text:list xml:id="list723237362" text:style-name="L4">
        <text:list-item>
          <text:p text:style-name="P7"><text:span text:style-name="T9">SQL&gt; DECLARE</text:span></text:p>
        </text:list-item>
      </text:list>
      <text:p text:style-name="P13"><text:span text:style-name="T3"><text:s text:c="2"/></text:span><text:span text:style-name="T4">2 <text:s/>a INTEGER;</text:span></text:p>
      <text:p text:style-name="P13"><text:span text:style-name="T3"><text:s text:c="2"/></text:span><text:span text:style-name="T4">3 <text:s/>b INTEGER;</text:span></text:p>
      <text:p text:style-name="P13"><text:span text:style-name="T3"><text:s text:c="2"/></text:span><text:span text:style-name="T4">4 <text:s/>s INTEGER;</text:span></text:p>
      <text:p text:style-name="P13"><text:span text:style-name="T3"><text:s text:c="2"/></text:span><text:span text:style-name="T4">5 <text:s/>BEGIN</text:span></text:p>
      <text:p text:style-name="P13"><text:span text:style-name="T3"><text:s text:c="2"/></text:span><text:span text:style-name="T4">6 <text:s/>a:=&amp;a;</text:span></text:p>
      <text:p text:style-name="P13"><text:span text:style-name="T3"><text:s text:c="2"/></text:span><text:span text:style-name="T4">7 <text:s/>b:=&amp;b;</text:span></text:p>
      <text:p text:style-name="P13"><text:span text:style-name="T3"><text:s text:c="2"/></text:span><text:span text:style-name="T4">8 <text:s/>s:=a+b;</text:span></text:p>
      <text:p text:style-name="P13"><text:span text:style-name="T3"><text:s text:c="2"/></text:span><text:span text:style-name="T4">9 <text:s/>DBMS_OUTPUT.PUT_LINE('Sum is :'||s);</text:span></text:p>
      <text:p text:style-name="P13"><text:span text:style-name="T3"><text:s/></text:span><text:span text:style-name="T4">10 <text:s/>END;</text:span></text:p>
      <text:p text:style-name="P13"><text:span text:style-name="T3"><text:s/></text:span><text:span text:style-name="T4">11 <text:s/>/</text:span></text:p>
      <text:p text:style-name="P13"><text:span text:style-name="T4">Enter value for a: 5</text:span></text:p>
      <text:p text:style-name="P13"><text:span text:style-name="T4">old <text:s text:c="2"/>6: a:=&amp;a;</text:span></text:p>
      <text:p text:style-name="P13"><text:span text:style-name="T4">new <text:s text:c="2"/>6: a:=5;</text:span></text:p>
      <text:p text:style-name="P13"><text:span text:style-name="T4">Enter value for b: 6</text:span></text:p>
      <text:p text:style-name="P13"><text:span text:style-name="T4">old <text:s text:c="2"/>7: b:=&amp;b;</text:span></text:p>
      <text:p text:style-name="P13"><text:span text:style-name="T4">new <text:s text:c="2"/>7: b:=6;</text:span></text:p>
      <text:p text:style-name="P13"><text:span text:style-name="T4">Sum is :11</text:span></text:p>
      <text:p text:style-name="P12"/>
      <text:p text:style-name="P12"/>
      <text:h text:style-name="Heading_20_4" text:outline-level="4">Factorial of a Number</text:h>
      <text:list xml:id="list316467512" text:style-name="L5">
        <text:list-item>
          <text:p text:style-name="P8"><text:span text:style-name="T9">SQL&gt; DECLARE</text:span></text:p>
        </text:list-item>
      </text:list>
      <text:p text:style-name="P13"><text:span text:style-name="T3"><text:s text:c="2"/></text:span><text:span text:style-name="T4">2 <text:s/>f NUMBER:=1;</text:span></text:p>
      <text:p text:style-name="P13"><text:span text:style-name="T3"><text:s text:c="2"/></text:span><text:span text:style-name="T4">3 <text:s/>n NUMBER;</text:span></text:p>
      <text:p text:style-name="P13"><text:span text:style-name="T3"><text:s text:c="2"/></text:span><text:span text:style-name="T4">4 <text:s/>i NUMBER;</text:span></text:p>
      <text:p text:style-name="P13"><text:span text:style-name="T3"><text:s text:c="2"/></text:span><text:span text:style-name="T4">5 <text:s/>BEGIN</text:span></text:p>
      <text:p text:style-name="P13"><text:span text:style-name="T3"><text:s text:c="2"/></text:span><text:span text:style-name="T4">6 <text:s/>n:=&amp;n;</text:span></text:p>
      <text:p text:style-name="P13"><text:span text:style-name="T3"><text:s text:c="2"/></text:span><text:span text:style-name="T4">7 <text:s/>FOR i IN 1..n</text:span></text:p>
      <text:p text:style-name="P13"><text:span text:style-name="T3"><text:s text:c="2"/></text:span><text:span text:style-name="T4">8 <text:s/>LOOP</text:span></text:p>
      <text:p text:style-name="P13"><text:span text:style-name="T3"><text:s text:c="2"/></text:span><text:span text:style-name="T4">9 <text:s/>f:=f*i;</text:span></text:p>
      <text:p text:style-name="P13"><text:span text:style-name="T3"><text:s/></text:span><text:span text:style-name="T4">10 <text:s/>END LOOP;</text:span></text:p>
      <text:p text:style-name="P13"><text:span text:style-name="T3"><text:s/></text:span><text:span text:style-name="T4">11 <text:s/>DBMS_OUTPUT.PUT_LINE('Factorial of '||n||' is '||f);</text:span></text:p>
      <text:p text:style-name="P13"><text:span text:style-name="T3"><text:s/></text:span><text:span text:style-name="T4">12 <text:s/>END;</text:span></text:p>
      <text:p text:style-name="P13"><text:span text:style-name="T3"><text:s/></text:span><text:span text:style-name="T4">13 <text:s/>/</text:span></text:p>
      <text:p text:style-name="P13"><text:span text:style-name="T4">Enter value for n: 5</text:span></text:p>
      <text:p text:style-name="P13"><text:span text:style-name="T4">old <text:s text:c="2"/>6: n:=&amp;n;</text:span></text:p>
      <text:p text:style-name="P13"><text:span text:style-name="T4">new <text:s text:c="2"/>6: n:=5;</text:span></text:p>
      <text:p text:style-name="P13"><text:span text:style-name="T4">Factorial of 5 is 120</text:span></text:p>
      <text:p text:style-name="P13"><text:soft-page-break/><text:span text:style-name="T4">PL/SQL procedure successfully completed.</text:span></text:p>
      <text:p text:style-name="P13"/>
      <text:p text:style-name="P12"/>
      <text:h text:style-name="P2" text:outline-level="4">Reverse of a Number</text:h>
      <text:list xml:id="list2657653239" text:style-name="L6">
        <text:list-item>
          <text:p text:style-name="P9"><text:span text:style-name="T9">SQL&gt; DECLARE</text:span></text:p>
        </text:list-item>
      </text:list>
      <text:p text:style-name="P13"><text:span text:style-name="T3"><text:s text:c="2"/></text:span><text:span text:style-name="T4">2 <text:s/>n NUMBER;</text:span></text:p>
      <text:p text:style-name="P13"><text:span text:style-name="T3"><text:s text:c="2"/></text:span><text:span text:style-name="T4">3 <text:s/>rev_n NUMBER;</text:span></text:p>
      <text:p text:style-name="P13"><text:span text:style-name="T3"><text:s text:c="2"/></text:span><text:span text:style-name="T4">4 <text:s/>BEGIN</text:span></text:p>
      <text:p text:style-name="P13"><text:span text:style-name="T3"><text:s text:c="2"/></text:span><text:span text:style-name="T4">5 <text:s/>n:=&amp;n;</text:span></text:p>
      <text:p text:style-name="P13"><text:span text:style-name="T3"><text:s text:c="2"/></text:span><text:span text:style-name="T4">6 <text:s/>rev_n:=0;</text:span></text:p>
      <text:p text:style-name="P13"><text:span text:style-name="T3"><text:s text:c="2"/></text:span><text:span text:style-name="T4">7 <text:s/>WHILE n&gt;0 LOOP</text:span></text:p>
      <text:p text:style-name="P13"><text:span text:style-name="T3"><text:s text:c="2"/></text:span><text:span text:style-name="T4">8 <text:s/>rev_n:=(rev_n*10)+MOD(n,10); <text:s text:c="4"/></text:span></text:p>
      <text:p text:style-name="P13"><text:span text:style-name="T3"><text:s text:c="2"/></text:span><text:span text:style-name="T4">9 <text:s/>n:=FLOOR(n/10);</text:span></text:p>
      <text:p text:style-name="P13"><text:span text:style-name="T3"><text:s/></text:span><text:span text:style-name="T4">10 <text:s/>END LOOP;</text:span></text:p>
      <text:p text:style-name="P13"><text:span text:style-name="T3"><text:s/></text:span><text:span text:style-name="T4">11 <text:s/>DBMS_OUTPUT.PUT_LINE('Reverse is '||rev_n);</text:span></text:p>
      <text:p text:style-name="P13"><text:span text:style-name="T3"><text:s/></text:span><text:span text:style-name="T4">12 <text:s/>END;</text:span></text:p>
      <text:p text:style-name="P13"><text:span text:style-name="T3"><text:s/></text:span><text:span text:style-name="T4">13 <text:s/>/</text:span></text:p>
      <text:p text:style-name="P13"><text:span text:style-name="T4">Enter value for n: 123</text:span></text:p>
      <text:p text:style-name="P13"><text:span text:style-name="T4">old <text:s text:c="2"/>5: n:=&amp;n;</text:span></text:p>
      <text:p text:style-name="P13"><text:span text:style-name="T4">new <text:s text:c="2"/>5: n:=123;</text:span></text:p>
      <text:p text:style-name="P13"><text:span text:style-name="T4">Reverse is 321</text:span></text:p>
      <text:p text:style-name="P13"/>
      <text:p text:style-name="P13"><text:span text:style-name="T4">PL/SQL procedure successfully completed.</text:span></text:p>
      <text:p text:style-name="P13"/>
      <text:p text:style-name="P12"/>
      <text:h text:style-name="P3" text:outline-level="4"><text:span text:style-name="T8">Check the Number is </text:span><text:span text:style-name="T3">Palindrome </text:span><text:span text:style-name="T8">or Not</text:span></text:h>
      <text:list xml:id="list3907873879" text:style-name="L7">
        <text:list-item>
          <text:p text:style-name="P10"><text:span text:style-name="T10">SQL&gt; DECLARE</text:span></text:p>
        </text:list-item>
      </text:list>
      <text:p text:style-name="P13"><text:s text:c="2"/>2 <text:s/>n NUMBER;</text:p>
      <text:p text:style-name="P13"><text:s text:c="2"/>3 <text:s/>rev_n NUMBER := 0;</text:p>
      <text:p text:style-name="P13"><text:s text:c="2"/>4 <text:s/>temp_n NUMBER;</text:p>
      <text:p text:style-name="P13"><text:s text:c="2"/>5 <text:s/>BEGIN</text:p>
      <text:p text:style-name="P13"><text:s text:c="2"/>6 <text:s/>n := &amp;n;</text:p>
      <text:p text:style-name="P13"><text:s text:c="2"/>7 <text:s/>temp_n := n;</text:p>
      <text:p text:style-name="P13"><text:s text:c="2"/>8 <text:s/>WHILE temp_n &gt; 0 LOOP</text:p>
      <text:p text:style-name="P13"><text:s text:c="2"/>9 <text:s/>rev_n := (rev_n * 10) + MOD(temp_n, 10);</text:p>
      <text:p text:style-name="P13"><text:s/>10 <text:s/>temp_n := FLOOR(temp_n / 10);</text:p>
      <text:p text:style-name="P13"><text:s/>11 <text:s/>END LOOP;</text:p>
      <text:p text:style-name="P13"><text:s/>12 <text:s/>IF n = rev_n THEN</text:p>
      <text:p text:style-name="P13"><text:s/>13 <text:s/>DBMS_OUTPUT.PUT_LINE('The number ' || n || ' is a palindrome.');</text:p>
      <text:p text:style-name="P13"><text:s/>14 <text:s/>ELSE</text:p>
      <text:p text:style-name="P13"><text:s/>15 <text:s/>DBMS_OUTPUT.PUT_LINE('The number ' || n || ' is not a palindrome.');</text:p>
      <text:p text:style-name="P13"><text:s/>16 <text:s/>END IF;</text:p>
      <text:p text:style-name="P13"><text:s/>17 <text:s/>END;</text:p>
      <text:p text:style-name="P13"><text:s/>18 <text:s/>/</text:p>
      <text:p text:style-name="P13">Enter value for n: 121</text:p>
      <text:p text:style-name="P13">old <text:s text:c="2"/>6: n := &amp;n;</text:p>
      <text:p text:style-name="P13">new <text:s text:c="2"/>6: n := 121;</text:p>
      <text:p text:style-name="P13">The number 121 is a palindrome.</text:p>
      <text:p text:style-name="P13"/>
      <text:p text:style-name="P13">PL/SQL procedure successfully comple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, arial, sans-serif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17T17:45:54.737763398</dc:date>
    <meta:editing-cycles>7</meta:editing-cycles>
    <meta:editing-duration>PT19M54S</meta:editing-duration>
    <meta:generator>LibreOffice/7.3.7.2$Linux_X86_64 LibreOffice_project/30$Build-2</meta:generator>
    <meta:document-statistic meta:table-count="0" meta:image-count="0" meta:object-count="0" meta:page-count="2" meta:paragraph-count="95" meta:word-count="358" meta:character-count="1992" meta:non-whitespace-character-count="1571"/>
    <meta:user-defined meta:name="AppVersion">15.0000</meta:user-defined>
  </office:meta>
</office:document-meta>
</file>